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6118in"/>
    </style:style>
    <style:style style:name="Table1.B" style:family="table-column">
      <style:table-column-properties style:column-width="1.9014in"/>
    </style:style>
    <style:style style:name="Table1.C" style:family="table-column">
      <style:table-column-properties style:column-width="1.191in"/>
    </style:style>
    <style:style style:name="Table1.D" style:family="table-column">
      <style:table-column-properties style:column-width="2.2208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Got it! I will conduct a detailed literature survey on generative agents and interactive simulacra of human behavior, including the state-of-the-art assessment. This will cover recent advancements, methodologies, key challenges, and emerging directions in the field. I'll include references to influential papers, compare different approaches, and outline gaps in the research that could inform your new direction.</text:p>
      <text:p text:style-name="Text_20_body">I'll let you know when the research is ready for your review.</text:p>
      <text:h text:style-name="Heading_20_1" text:outline-level="1">Generative Agents and Interactive Simulacra of Human Behavior – A Literature Survey</text:h>
      <text:h text:style-name="Heading_20_2" text:outline-level="2">Introduction</text:h>
      <text:p text:style-name="Text_20_body">Simulating believable human behavior in artificial agents has been a long-standing goal in AI, game development, and HCI. Early visions of <text:span text:style-name="Strong_20_Emphasis">“believable agents”</text:span> in the 1990s anticipated virtual characters with human-like emotions and interactions (e.g. Bates 1994) but were limited by the complexity of human behavior (<text:a xlink:type="simple" xlink:href="https://ar5iv.org/pdf/2304.03442#:~:text=behavior,leveraged%20using%20the%20appropriate%20architecture" text:style-name="Internet_20_link" text:visited-style-name="Visited_20_Internet_20_Link">[2304.03442] Generative Agents: Interactive Simulacra of Human Behavior</text:a>). Recent advances – notably in <text:span text:style-name="Strong_20_Emphasis">reinforcement learning (RL)</text:span> and <text:span text:style-name="Strong_20_Emphasis">large language models (LLMs)</text:span> – have reignited this goal from a new angle (<text:a xlink:type="simple" xlink:href="https://ar5iv.org/pdf/2304.03442#:~:text=behavior,leveraged%20using%20the%20appropriate%20architecture" text:style-name="Internet_20_link" text:visited-style-name="Visited_20_Internet_20_Link">[2304.03442] Generative Agents: Interactive Simulacra of Human Behavior</text:a>). Modern <text:span text:style-name="Emphasis">generative agents</text:span> are computational agents designed to <text:span text:style-name="Strong_20_Emphasis">mimic human behavior</text:span> in rich, interactive settings (<text:a xlink:type="simple" xlink:href="https://ar5iv.org/pdf/2304.03442#:~:text=Believable%20proxies%20of%20human%20behavior,of%20the%20agent’s%20experiences%20using" text:style-name="Internet_20_link" text:visited-style-name="Visited_20_Internet_20_Link">[2304.03442] Generative Agents: Interactive Simulacra of Human Behavior</text:a>). They wake up, perform daily routines, form social relationships, and pursue goals in dynamic environments (<text:a xlink:type="simple" xlink:href="https://ar5iv.org/pdf/2304.03442#:~:text=communication%20to%20prototyping%20tools,We%20instantiate" text:style-name="Internet_20_link" text:visited-style-name="Visited_20_Internet_20_Link">[2304.03442] Generative Agents: Interactive Simulacra of Human Behavior</text:a>). Crucially, these agents leverage <text:span text:style-name="Strong_20_Emphasis">generative AI</text:span> (neural models) to decide actions and dialogue, rather than relying on fixed scripts. This survey reviews key papers and state-of-the-art advancements in generative agents and interactive human-like simulacra, comparing approaches and frameworks across RL, LLM-based systems, multi-agent simulations, and hybrid models. We discuss core methodologies (from RL training to LLM fine-tuning and neural-symbolic techniques), highlight achievements and challenges (generalization, adaptability, ethics, compute), and identify emerging trends and open research directions. Table 1 at the end provides a comparative summary of influential frameworks.</text:p>
      <text:h text:style-name="Heading_20_2" text:outline-level="2">LLM-Driven Generative Agents</text:h>
      <text:p text:style-name="Text_20_body"><text:span text:style-name="Strong_20_Emphasis">Large language models</text:span> have recently enabled a leap in believable agent behavior. By imbuing agents with an LLM-based “brain,” researchers can generate rich dialogues and action plans that mimic human reasoning. <text:span text:style-name="Strong_20_Emphasis">Park et al. (2023)</text:span> introduced the term <text:span text:style-name="Emphasis">generative agents</text:span> to describe <text:span text:style-name="Strong_20_Emphasis">LLM-powered agents with long-term memory and reflection</text:span> (<text:a xlink:type="simple" xlink:href="https://ar5iv.org/pdf/2304.03442#:~:text=reflections%2C%20and%20retrieve%20them%20dynamically,We%20demonstrate" text:style-name="Internet_20_link" text:visited-style-name="Visited_20_Internet_20_Link">[2304.03442] Generative Agents: Interactive Simulacra of Human Behavior</text:a>). In their <text:span text:style-name="Emphasis">Smallville</text:span> simulation (inspired by <text:span text:style-name="Emphasis">The Sims</text:span>), 25 agents (each with a paragraph of backstory and preferences) lived out days in a sandbox town, interacting via natural language. The architecture extends an LLM (GPT-3.5) with a <text:span text:style-name="Strong_20_Emphasis">memory stream</text:span> (record of experiences in natural language), a <text:span text:style-name="Strong_20_Emphasis">retrieval module</text:span> to recall relevant memories, and a <text:span text:style-name="Strong_20_Emphasis">reflection module</text:span> to synthesize higher-level insights that inform planning (<text:a xlink:type="simple" xlink:href="https://ar5iv.org/pdf/2304.03442#:~:text=reflections%2C%20and%20retrieve%20them%20dynamically,We%20demonstrate" text:style-name="Internet_20_link" text:visited-style-name="Visited_20_Internet_20_Link">[2304.03442] Generative Agents: Interactive <text:soft-page-break/>Simulacra of Human Behavior</text:a>) (<text:a xlink:type="simple" xlink:href="https://portkey.ai/blog/generative-agents-interactive-simulacra-of-human-behavior-summary/#:~:text=,complex%2C%20and%20fully%20general%20agents" text:style-name="Internet_20_link" text:visited-style-name="Visited_20_Internet_20_Link">Generative Agents: Interactive Simulacra of Human Behavior - Summary</text:a>). This design allows agents to remember past interactions, form plans (e.g. scheduling a party), and react coherently to new events. The result was strikingly human-like: agents followed daily routines (e.g. waking, cooking, working) and displayed <text:span text:style-name="Strong_20_Emphasis">emergent social behaviors</text:span> such as spreading news and coordinating group activities (<text:a xlink:type="simple" xlink:href="https://ar5iv.org/pdf/2304.03442#:~:text=believable%20individual%20and%20emergent%20social,and%20interaction%20patterns%20for%20enabling" text:style-name="Internet_20_link" text:visited-style-name="Visited_20_Internet_20_Link">[2304.03442] Generative Agents: Interactive Simulacra of Human Behavior</text:a>). For example, when one agent was seeded with the idea to host a Valentine’s Day party, the information organically diffused through friend networks and a successful party took place with agents arriving on time – all without explicit scripting (<text:a xlink:type="simple" xlink:href="https://ar5iv.org/pdf/2304.03442#:~:text=believable%20individual%20and%20emergent%20social,and%20interaction%20patterns%20for%20enabling" text:style-name="Internet_20_link" text:visited-style-name="Visited_20_Internet_20_Link">[2304.03442] Generative Agents: Interactive Simulacra of Human Behavior</text:a>). An ablation study showed that each component (observation, planning, reflection) was critical for believability (<text:a xlink:type="simple" xlink:href="https://ar5iv.org/pdf/2304.03442#:~:text=Day%20party%2C%20the%20agents%20autonomously,believable%20simulations%20of%20human%20behavior" text:style-name="Internet_20_link" text:visited-style-name="Visited_20_Internet_20_Link">[2304.03442] Generative Agents: Interactive Simulacra of Human Behavior</text:a>). By fusing LLMs with agent frameworks, this work demonstrated that <text:span text:style-name="Strong_20_Emphasis">extended LLMs can produce believable individual and social behavior</text:span> in open-ended environments (<text:a xlink:type="simple" xlink:href="https://portkey.ai/blog/generative-agents-interactive-simulacra-of-human-behavior-summary/#:~:text=,and%20handle%20cascading%20social%20dynamics" text:style-name="Internet_20_link" text:visited-style-name="Visited_20_Internet_20_Link">Generative Agents: Interactive Simulacra of Human Behavior - Summary</text:a>).</text:p>
      <text:p text:style-name="Text_20_body">(<text:a xlink:type="simple" xlink:href="https://www.vice.com/en/article/google-tells-ai-agents-to-behave-like-believable-humans-to-create-artificial-society/" text:style-name="Internet_20_link" text:visited-style-name="Visited_20_Internet_20_Link">Google Tells AI Agents to Behave Like 'Believable Humans' to Create 'Artificial Society'</text:a>) <text:span text:style-name="Emphasis">Figure 1: An interactive sandbox environment (Smallville) populated by generative agents. Agents (AI characters) go about daily routines (sleeping, dressing, etc.) and interact with each other via natural language (</text:span><text:a xlink:type="simple" xlink:href="https://ar5iv.org/pdf/2304.03442#:~:text=reflections%2C%20and%20retrieve%20them%20dynamically,We%20demonstrate" text:style-name="Internet_20_link" text:visited-style-name="Visited_20_Internet_20_Link"><text:span text:style-name="Emphasis">[2304.03442] Generative Agents: Interactive Simulacra of Human Behavior</text:span></text:a><text:span text:style-name="Emphasis">).</text:span></text:p>
      <text:p text:style-name="Text_20_body">Following Park et al., numerous works explored <text:span text:style-name="Strong_20_Emphasis">multi-agent interactions driven by LLMs</text:span>. These systems often have agents engage in role-play or dialogue to simulate social scenarios. For instance, the <text:span text:style-name="Strong_20_Emphasis">LIGHT project</text:span> (Urbanek et al., 2019) built a text-based fantasy world where agents can both converse and act, emulating characters in a multiplayer text adventure (<text:a xlink:type="simple" xlink:href="https://aclanthology.org/D19-1062/#:~:text=We%20introduce%20a%20large,and%20their" text:style-name="Internet_20_link" text:visited-style-name="Visited_20_Internet_20_Link">Learning to Speak and Act in a Fantasy Text Adventure Game - ACL Anthology</text:a>). Generative models were trained on crowdsourced dialogues and game state data, enabling agents to ground their responses in the environment and the actions of others (<text:a xlink:type="simple" xlink:href="https://aclanthology.org/D19-1062/#:~:text=the,can%20talk%20and%20act%20successfully" text:style-name="Internet_20_link" text:visited-style-name="Visited_20_Internet_20_Link">Learning to Speak and Act in a Fantasy Text Adventure Game - ACL Anthology</text:a>). Results showed that grounding dialogue on the <text:span text:style-name="Strong_20_Emphasis">environment context</text:span> (locations, objects, other characters) substantially improved the coherence and realism of interactions (<text:a xlink:type="simple" xlink:href="https://aclanthology.org/D19-1062/#:~:text=the,can%20talk%20and%20act%20successfully" text:style-name="Internet_20_link" text:visited-style-name="Visited_20_Internet_20_Link">Learning to Speak and Act in a Fantasy Text Adventure Game - ACL Anthology</text:a>). More recently, frameworks like <text:span text:style-name="Strong_20_Emphasis">AgentVerse, CAMEL</text:span> and others have allowed multiple LLM agents to converse and cooperate on tasks in various domains (e.g. code generation, puzzle solving), essentially creating a “society of mind” where agents communicate in natural language to achieve goals (<text:a xlink:type="simple" xlink:href="https://arxiv.org/html/2402.01680v2#:~:text=Large%20Language%20Models%20,is%20for%20readers%20to%20gain" text:style-name="Internet_20_link" text:visited-style-name="Visited_20_Internet_20_Link">Large Language Model based Multi-Agents: A Survey of Progress and Challenges</text:a>) (<text:a xlink:type="simple" xlink:href="https://arxiv.org/html/2402.01680v2#:~:text=Large%20Language%20Models%20,%28%2048%29%3B%20Shinn%20et" text:style-name="Internet_20_link" text:visited-style-name="Visited_20_Internet_20_Link">Large Language Model based Multi-Agents: A Survey of Progress and Challenges</text:a>). These multi-agent setups can generate rich conversational data and emergent behaviors. For example, role-playing agents have been used to generate self-consistent conversational transcripts for data augmentation (<text:a xlink:type="simple" xlink:href="https://neurips.cc/virtual/2023/poster/72905#:~:text=CAMEL%3A%20Communicative%20Agents%20for%20,of%20agents%2C%20providing%20a" text:style-name="Internet_20_link" text:visited-style-name="Visited_20_Internet_20_Link">CAMEL: Communicative Agents for "Mind" Exploration of ... - NeurIPS</text:a>), and to study how <text:span text:style-name="Strong_20_Emphasis">coordination or deception</text:span> might emerge among AI agents in simulated social dilemmas (<text:a xlink:type="simple" xlink:href="https://www.iaseai.org/conference/program/simulating-emergent-llm-social-behaviors-in-multi-agent-systems#:~:text=Simulating%20Emergent%20LLM%20Social%20Behaviors,AI%20researchers%2C%20social%20scientists%2C" text:style-name="Internet_20_link" text:visited-style-name="Visited_20_Internet_20_Link">Simulating Emergent LLM Social Behaviors in Multi-agent Systems</text:a>). The <text:span text:style-name="Strong_20_Emphasis">AgentSociety project (Piao et al., 2025)</text:span> pushes this to a new scale – simulating <text:span text:style-name="Strong_20_Emphasis">10,000+ LLM-driven agents</text:span> interacting in a virtual society to study macro-level phenomena (<text:a xlink:type="simple" xlink:href="https://arxiv.org/html/2502.08691v1#:~:text=in%20large%20language%20models%20,on%20four%20key%20social%20issues" text:style-name="Internet_20_link" text:visited-style-name="Visited_20_Internet_20_Link">AgentSociety: Large-Scale Simulation of LLM-Driven Generative Agents Advances Understanding of Human Behaviors and Society</text:a>) (<text:a xlink:type="simple" xlink:href="https://arxiv.org/html/2502.08691v1#:~:text=environment%2C%20and%20a%20powerful%20large,surveys%2C%20interviews%2C%20and%20interventions%20–" text:style-name="Internet_20_link" text:visited-style-name="Visited_20_Internet_20_Link">AgentSociety: Large-Scale Simulation of LLM-Driven Generative Agents Advances Understanding of Human Behaviors and Society</text:a>). These agents inhabited a realistic environment and were used to model social issues (like polarization, misinformation spread, and responses to policy <text:soft-page-break/>changes). Impressively, the large-scale simulation produced patterns aligning with real-world social science findings (e.g. the spread of inflammatory messages, effects of basic income), demonstrating the potential of generative agents as <text:span text:style-name="Emphasis">simulacra for society</text:span> (<text:a xlink:type="simple" xlink:href="https://arxiv.org/html/2502.08691v1#:~:text=million%20interactions%20both%20among%20agents,world" text:style-name="Internet_20_link" text:visited-style-name="Visited_20_Internet_20_Link">AgentSociety: Large-Scale Simulation of LLM-Driven Generative Agents Advances Understanding of Human Behaviors and Society</text:a>) (<text:a xlink:type="simple" xlink:href="https://arxiv.org/html/2502.08691v1#:~:text=basic%20income%20policies%2C%20and%20the,for%20social%20scientists%20and%20policymakers" text:style-name="Internet_20_link" text:visited-style-name="Visited_20_Internet_20_Link">AgentSociety: Large-Scale Simulation of LLM-Driven Generative Agents Advances Understanding of Human Behaviors and Society</text:a>). A key takeaway is that <text:span text:style-name="Strong_20_Emphasis">LLMs grant agents robust language capabilities and world knowledge</text:span>, but architects must equip them with structures (memory, goals, personas) to behave coherently over long timelines and multi-agent dynamics.</text:p>
      <text:p text:style-name="Text_20_body"><text:span text:style-name="Strong_20_Emphasis">Architectures and frameworks:</text:span> Across LLM-based agents, common architectural motifs have emerged. Many systems use a <text:span text:style-name="Emphasis">planning</text:span> or <text:span text:style-name="Emphasis">reasoning</text:span> module (sometimes an LLM itself) that decides an agent’s high-level action or dialogue intent, and an <text:span text:style-name="Emphasis">execution</text:span> module that produces the detailed behavior (e.g. a dialogue utterance or game action). Memory is often handled via a <text:span text:style-name="Strong_20_Emphasis">database or vector store of past events</text:span> combined with a retrieval mechanism to provide relevant context to the LLM (as in Park et al.’s memory stream) (<text:a xlink:type="simple" xlink:href="https://ar5iv.org/pdf/2304.03442#:~:text=language%20model%20to%20store%20a,the%20party%20over%20the%20next" text:style-name="Internet_20_link" text:visited-style-name="Visited_20_Internet_20_Link">[2304.03442] Generative Agents: Interactive Simulacra of Human Behavior</text:a>). Some agents incorporate explicit <text:span text:style-name="Strong_20_Emphasis">profiles/personas</text:span> (e.g. a description of character traits, relationships) to maintain consistency in behavior (<text:a xlink:type="simple" xlink:href="https://ai-scholar.tech/en/articles/large-language-models/generative-agents#:~:text=To%20simulate%20collective%20behavior%20in,%28See%20figure%20below" text:style-name="Internet_20_link" text:visited-style-name="Visited_20_Internet_20_Link">Simulate the behavior of 25 AI agents in a virtual space city! | AI-SCHOLAR | AI: (Artificial Intelligence) Articles and technical information media</text:a>) (<text:a xlink:type="simple" xlink:href="https://ai-scholar.tech/en/articles/large-language-models/generative-agents#:~:text=Image" text:style-name="Internet_20_link" text:visited-style-name="Visited_20_Internet_20_Link">Simulate the behavior of 25 AI agents in a virtual space city! | AI-SCHOLAR | AI: (Artificial Intelligence) Articles and technical information media</text:a>). There is also interest in adding <text:span text:style-name="Strong_20_Emphasis">theory-of-mind</text:span> or models of other agents – for example, allowing an agent to explicitly reason about others’ beliefs and intentions. Current LLM agents implicitly do this to some extent (by recalling facts about others from memory or via learned social conventions), but future architectures may include dedicated belief modeling. Table 1 compares several LLM-driven agent frameworks with other approaches.</text:p>
      <text:h text:style-name="Heading_20_2" text:outline-level="2">Reinforcement Learning Approaches</text:h>
      <text:p text:style-name="Text_20_body">In parallel to LLM developments, <text:span text:style-name="Strong_20_Emphasis">reinforcement learning</text:span> has been a powerful paradigm for training agents that act in environments, including multi-agent settings. RL-based agents learn behaviors through trial-and-error optimization of a reward signal, which can lead to emergent strategies that were not explicitly programmed. A landmark example is <text:span text:style-name="Strong_20_Emphasis">OpenAI’s hide-and-seek experiment</text:span> (Baker et al., 2019), where multiple agents learned to cooperate and compete in a physics playground (<text:a xlink:type="simple" xlink:href="https://techxplore.com/news/2019-09-ai-agents-behavior-game.html#:~:text=Through%20hide,boxes%20before%20building%20their%20fort" text:style-name="Internet_20_link" text:visited-style-name="Visited_20_Internet_20_Link">AI: Agents show surprising behavior in hide and seek game</text:a>). Two teams (hiders vs. seekers) were placed in an environment with movable objects (boxes, ramps) and had simple goals (hiders hide, seekers seek). Through millions of self-play training rounds, the agents evolved a sequence of <text:span text:style-name="Emphasis">six distinct strategies and counter-strategies</text:span> (<text:a xlink:type="simple" xlink:href="https://techxplore.com/news/2019-09-ai-agents-behavior-game.html#:~:text=Through%20hide,boxes%20before%20building%20their%20fort" text:style-name="Internet_20_link" text:visited-style-name="Visited_20_Internet_20_Link">AI: Agents show surprising behavior in hide and seek game</text:a>). For instance, hider agents learned to <text:span text:style-name="Strong_20_Emphasis">block doors with boxes</text:span> to secure their area, then seeker agents learned to <text:span text:style-name="Strong_20_Emphasis">push ramps to climb walls</text:span>, then hiders learned to <text:span text:style-name="Strong_20_Emphasis">lock away the ramps</text:span> to prevent that, and so on (<text:a xlink:type="simple" xlink:href="https://techxplore.com/news/2019-09-ai-agents-behavior-game.html#:~:text=Through%20hide,boxes%20before%20building%20their%20fort" text:style-name="Internet_20_link" text:visited-style-name="Visited_20_Internet_20_Link">AI: Agents show surprising behavior in hide and seek game</text:a>). These increasingly complex behaviors emerged <text:span text:style-name="Strong_20_Emphasis">autonomously from the multi-agent competition</text:span>, without being taught – highlighting how RL can produce creative, human-relevant tactics (e.g. using tools) as an <text:span text:style-name="Emphasis">emergent property of environment and reward structure</text:span>. Similarly, DeepMind’s <text:span text:style-name="Strong_20_Emphasis">AlphaStar</text:span> (Vinyals et al., 2019) achieved grandmaster-level play in the strategy game StarCraft II via multi-agent deep RL training. AlphaStar <text:soft-page-break/>trained against a league of bots to expose it to diverse strategies, enabling strong generalization across opponents. While its objective was to win games (not necessarily to <text:span text:style-name="Emphasis">behave human-like</text:span>), AlphaStar demonstrated that RL agents can learn high-level strategy, long-horizon planning, and adaptation in complex multi-agent environments.</text:p>
      <text:p text:style-name="Text_20_body"><text:span text:style-name="Strong_20_Emphasis">Human-AI interaction via RL:</text:span> A key challenge is getting RL agents to <text:span text:style-name="Strong_20_Emphasis">coordinate with humans</text:span>, not just with other RL agents. If we want agents that act as believable human partners, they must adapt to human behavioral patterns, which are diverse and not always rational. Recent work has tackled this via <text:span text:style-name="Strong_20_Emphasis">imitation and population-based training</text:span>. One approach is to train an agent on a <text:span text:style-name="Strong_20_Emphasis">wide distribution of partner behaviors</text:span> so it learns to cooperate robustly. For example, in a collaborative game like <text:span text:style-name="Emphasis">Overcooked</text:span> (a two-player cooking game), an RL agent trained solely via self-play often fails to coordinate with a new human partner due to misaligned conventions. <text:span text:style-name="Strong_20_Emphasis">Liang et al. (2024)</text:span> address this with <text:span text:style-name="Emphasis">Generative Agent Modeling for Multi-agent Adaptation (GAMMA)</text:span> (<text:a xlink:type="simple" xlink:href="https://neurips.cc/virtual/2024/poster/93229#:~:text=Training%20agents%20that%20can%20coordinate,can" text:style-name="Internet_20_link" text:visited-style-name="Visited_20_Internet_20_Link">NeurIPS Poster Learning to Cooperate with Humans using Generative Agents</text:a>) (<text:a xlink:type="simple" xlink:href="https://neurips.cc/virtual/2024/poster/93229#:~:text=effectively%20address%20this%20issue,consistently%20improves%20performance%2C%20whether%20the" text:style-name="Internet_20_link" text:visited-style-name="Visited_20_Internet_20_Link">NeurIPS Poster Learning to Cooperate with Humans using Generative Agents</text:a>). They learn a <text:span text:style-name="Strong_20_Emphasis">generative model of human partners</text:span> from gameplay data, capturing latent dimensions of human play style (strategy, timing, etc.) (<text:a xlink:type="simple" xlink:href="https://neurips.cc/virtual/2024/poster/93229#:~:text=of%20simulated%20agents,Generative%20Agent" text:style-name="Internet_20_link" text:visited-style-name="Visited_20_Internet_20_Link">NeurIPS Poster Learning to Cooperate with Humans using Generative Agents</text:a>). By sampling from this model, they can generate diverse simulated partners to train a “cooperator” agent. In evaluations with real humans, the GAMMA-trained agent achieved significantly better zero-shot coordination with unseen humans compared to baselines (<text:a xlink:type="simple" xlink:href="https://neurips.cc/virtual/2024/poster/93229#:~:text=trained%20from%20any%20,the%20generative%20model%20that%20is" text:style-name="Internet_20_link" text:visited-style-name="Visited_20_Internet_20_Link">NeurIPS Poster Learning to Cooperate with Humans using Generative Agents</text:a>). This result indicates that <text:span text:style-name="Strong_20_Emphasis">modeling the diversity of human behavior</text:span> (via a learned latent space or via large human data) is vital for RL agents to generalize to actual people (<text:a xlink:type="simple" xlink:href="https://neurips.cc/virtual/2024/poster/93229#:~:text=Training%20agents%20that%20can%20coordinate,can" text:style-name="Internet_20_link" text:visited-style-name="Visited_20_Internet_20_Link">NeurIPS Poster Learning to Cooperate with Humans using Generative Agents</text:a>) (<text:a xlink:type="simple" xlink:href="https://neurips.cc/virtual/2024/poster/93229#:~:text=effectively%20address%20this%20issue,consistently%20improves%20performance%2C%20whether%20the" text:style-name="Internet_20_link" text:visited-style-name="Visited_20_Internet_20_Link">NeurIPS Poster Learning to Cooperate with Humans using Generative Agents</text:a>). Other works have similarly used <text:span text:style-name="Strong_20_Emphasis">behavior cloning</text:span> or inverse RL on human demonstration data to bootstrap agent policies that are human-friendly, then refined them with self-play. For example, OpenAI Five (Dota2) and AlphaStar both incorporated supervised learning on human game replays initially, which injected some human-like priors before self-play optimization took over. The general trend is to combine <text:span text:style-name="Strong_20_Emphasis">imitation learning</text:span> (for human-likeness and basic skills) with <text:span text:style-name="Strong_20_Emphasis">reinforcement learning</text:span> (for advanced strategy and fine-tuning), leveraging the strengths of each.</text:p>
      <text:p text:style-name="Text_20_body"><text:span text:style-name="Strong_20_Emphasis">Multi-agent RL frameworks:</text:span> In pure multi-agent RL research, a variety of frameworks exist for training and evaluating social behavior. Researchers have studied <text:span text:style-name="Strong_20_Emphasis">social dilemmas</text:span> (e.g. Prisoner’s Dilemma, public goods games) with RL agents to see if cooperation or selfishness emerges. They have also explored emergent communication – letting agents invent signaling protocols to coordinate. While early emergent communication often resulted in <text:span text:style-name="Emphasis">symbolic languages</text:span> specific to the agents, recent efforts aim for grounded communication closer to natural language. One interesting direction is using RL to <text:span text:style-name="Strong_20_Emphasis">emerge languages that humans can interpret</text:span> or using human language as a medium for agent coordination. For instance, some multi-agent RL environments include a cheap-talk channel where agents can send text messages; agents may learn to use English words if trained with human data or appropriate incentives. However, aligning RL agents’ communication with human norms is challenging. This is where LLMs can complement RL (we discuss hybrid approaches in the next section).</text:p>
      <text:p text:style-name="Text_20_body"><text:soft-page-break/>In summary, RL provides a powerful method to train <text:span text:style-name="Strong_20_Emphasis">interactive behaviors through reward-driven adaptation</text:span>, achieving superhuman performance in games and unexpected creative strategies (<text:a xlink:type="simple" xlink:href="https://techxplore.com/news/2019-09-ai-agents-behavior-game.html#:~:text=Through%20hide,boxes%20before%20building%20their%20fort" text:style-name="Internet_20_link" text:visited-style-name="Visited_20_Internet_20_Link">AI: Agents show surprising behavior in hide and seek game</text:a>). Its strengths are in <text:span text:style-name="Strong_20_Emphasis">embodied, goal-driven tasks</text:span> (where trial-and-error is feasible and success criteria are clear). But vanilla RL agents can be <text:span text:style-name="Emphasis">alien</text:span> in their behavior (optimized for reward over realism) and lack inherent understanding of language or high-level concepts. To create human-like simulacra, researchers increasingly integrate RL with <text:span text:style-name="Strong_20_Emphasis">human data, imitation, and language</text:span> – blurring the line between purely learned behavior and engineered priors.</text:p>
      <text:h text:style-name="Heading_20_2" text:outline-level="2">Hybrid and Neuro-Symbolic Approaches</text:h>
      <text:p text:style-name="Text_20_body">No single technique is sufficient to capture the full richness of human-like behavior. Many state-of-the-art systems therefore <text:span text:style-name="Strong_20_Emphasis">combine multiple methodologies</text:span> – blending the goal-directed learning of RL, the knowledge and reasoning of LLMs, and sometimes the structure of symbolic models. We highlight a few notable hybrid frameworks:</text:p>
      <text:list text:style-name="L1">
        <text:list-item>
          <text:p text:style-name="P1"><text:span text:style-name="Strong_20_Emphasis">Language-assisted RL agents:</text:span> One line of work uses language models to aid decision-making within an RL loop. For example, <text:span text:style-name="Strong_20_Emphasis">ReAct (Yao et al., 2023)</text:span> and <text:span text:style-name="Strong_20_Emphasis">Voyager (Wang et al., 2023)</text:span> use an LLM to generate high-level action plans or code, which the agent executes in an environment (like a text adventure or Minecraft) and then the outcomes are fed back for the next reasoning step. These agents effectively perform <text:span text:style-name="Emphasis">chain-of-thought reasoning</text:span> interleaved with environment actions. They show improved ability to handle long-horizon tasks and open-ended goals by leveraging the LLM’s world knowledge and reasoning. On the flip side, methods like <text:span text:style-name="Strong_20_Emphasis">Reflexion (Shinn et al., 2023)</text:span> use feedback from the environment to improve the LLM’s outputs, essentially a form of <text:span text:style-name="Emphasis">verbal self-refinement</text:span>. In Reflexion, the agent gets to read its own mistakes (e.g. error messages or failed outcomes) and the LLM produces a “reflection” on what went wrong, which is used to prompt a revised attempt (<text:a xlink:type="simple" xlink:href="https://arxiv.org/html/2412.17481v1#:~:text=,Neural%20Information%20Processing%20Systems%2C%2036%3A8634–8652" text:style-name="Internet_20_link" text:visited-style-name="Visited_20_Internet_20_Link">A Survey on Multi-Generative Agent System: Recent Advances and New Frontiers</text:a>). This can be seen as a form of <text:span text:style-name="Emphasis">reinforcement learning through language</text:span> instead of numeric rewards.</text:p>
        </text:list-item>
        <text:list-item>
          <text:p text:style-name="P1"><text:span text:style-name="Strong_20_Emphasis">Planning and dialogue integration:</text:span> The <text:span text:style-name="Strong_20_Emphasis">CICERO agent (Meta AI, 2022)</text:span> provides a landmark example of integrating <text:span text:style-name="Strong_20_Emphasis">strategic planning (via RL) with natural language dialogue (via LLM)</text:span>. CICERO was designed to play the game <text:span text:style-name="Emphasis">Diplomacy</text:span>, which involves complex negotiation with seven players. It combined a reinforcement-learned planning module (which predicted players’ moves and chose an optimal action) with a <text:span text:style-name="Strong_20_Emphasis">fine-tuned language model</text:span> that generates dialogue consistent with the plan (<text:a xlink:type="simple" xlink:href="https://www.infoq.com/news/2022/12/meta-diplomacy-cicero/#:~:text=handle%20dialogue%20between%20itself%20and,According%20to%20the%20Meta%20team" text:style-name="Internet_20_link" text:visited-style-name="Visited_20_Internet_20_Link">Meta's CICERO AI Wins Online Diplomacy Tournament - InfoQ</text:a>) (<text:a xlink:type="simple" xlink:href="https://www.infoq.com/news/2022/12/meta-diplomacy-cicero/#:~:text=To%20be%20successful%2C%20therefore%2C%20an,take%20after%20reading%20that%20message" text:style-name="Internet_20_link" text:visited-style-name="Visited_20_Internet_20_Link">Meta's CICERO AI Wins Online Diplomacy Tournament - InfoQ</text:a>). The language model (a 2.7B-parameter Transformer) was fine-tuned on over 13 million human messages from online Diplomacy games to capture the style and conventions of human negotiators (<text:a xlink:type="simple" xlink:href="https://www.infoq.com/news/2022/12/meta-diplomacy-cicero/#:~:text=To%20be%20successful%2C%20therefore%2C%20an,take%20after%20reading%20that%20message" text:style-name="Internet_20_link" text:visited-style-name="Visited_20_Internet_20_Link">Meta's CICERO AI Wins Online Diplomacy Tournament - InfoQ</text:a>). At each turn, CICERO’s planning module would output an <text:span text:style-name="Emphasis">intent</text:span> (e.g. propose a truce, suggest a coordinated move) and the language module would realize it as a polite, context-appropriate message to other players (<text:a xlink:type="simple" xlink:href="https://www.infoq.com/news/2022/12/meta-diplomacy-cicero/#:~:text=dialogue%2C%20Meta%20used%20a%20pre,take%20after%20reading%20that%20message" text:style-name="Internet_20_link" text:visited-style-name="Visited_20_Internet_20_Link">Meta's CICERO AI Wins Online Diplomacy Tournament - InfoQ</text:a>). This tight coupling ensured the AI’s dialogue was grounded in a coherent strategy. CICERO achieved <text:soft-page-break/><text:span text:style-name="Strong_20_Emphasis">human-level performance</text:span>, doubling the average score of human players and ranking in the top 10% in anonymous Diplomacy leagues (<text:a xlink:type="simple" xlink:href="http://www.mit.edu/~gfarina/2022/cicero/#:~:text=involving%20both%20cooperation%20and%20competition,played%20more%20than%20one%20game" text:style-name="Internet_20_link" text:visited-style-name="Visited_20_Internet_20_Link">Gabriele Farina - Human-level play in the game of Diplomacy by combining language models with strategic reasoning</text:a>). Notably, human partners often did not realize CICERO was an AI. This success underscores that <text:span text:style-name="Strong_20_Emphasis">hybrid architectures can achieve both strategic competence and communicative authenticity</text:span>, which are both needed for human-like interactive behavior. Planning algorithms give the agent rational consistency (preventing it from making promises it won’t keep, for instance (<text:a xlink:type="simple" xlink:href="https://www.infoq.com/news/2022/12/meta-diplomacy-cicero/#:~:text=To%20be%20successful%2C%20therefore%2C%20an,take%20after%20reading%20that%20message" text:style-name="Internet_20_link" text:visited-style-name="Visited_20_Internet_20_Link">Meta's CICERO AI Wins Online Diplomacy Tournament - InfoQ</text:a>)), while the LLM provides fluency and social grace.</text:p>
        </text:list-item>
        <text:list-item>
          <text:p text:style-name="P1"><text:span text:style-name="Strong_20_Emphasis">Neural-Symbolic cognitive models:</text:span> Another approach adds explicit symbolic reasoning or cognitive structures to agents. For example, researchers have explored combining <text:span text:style-name="Strong_20_Emphasis">first-order logic (FOL) rules with neural agents</text:span> in simulated worlds (<text:a xlink:type="simple" xlink:href="https://openreview.net/forum?id=M32Ldpp4Oy&amp;referrer=%5Bthe%20profile%20of%20Katia%20P.%20Sycara%5D(%2Fprofile%3Fid%3D~Katia_P._Sycara1)#:~:text=Abstract%3A%20Recent%20years%20have%20witnessed,semantic%20and%20spatial%20concepts%2C%20such" text:style-name="Internet_20_link" text:visited-style-name="Visited_20_Internet_20_Link">LogiCity: Advancing Neuro-Symbolic AI with Abstract Urban Simulation | OpenReview</text:a>) (<text:a xlink:type="simple" xlink:href="https://openreview.net/forum?id=M32Ldpp4Oy&amp;referrer=%5Bthe%20profile%20of%20Katia%20P.%20Sycara%5D(%2Fprofile%3Fid%3D~Katia_P._Sycara1)#:~:text=gaps%2C%20we%20introduce%20LogiCity%2C%20the,configurable%20abstractions%2C%20enabling%20customizable%20simulation" text:style-name="Internet_20_link" text:visited-style-name="Visited_20_Internet_20_Link">LogiCity: Advancing Neuro-Symbolic AI with Abstract Urban Simulation | OpenReview</text:a>). The <text:span text:style-name="Strong_20_Emphasis">LogiCity environment (Li et al., 2024)</text:span> is a benchmark that defines an abstract urban world where agents follow high-level logical rules (like traffic laws, or obligations such as “an ambulance must reach any emergency promptly”) alongside learned policies (<text:a xlink:type="simple" xlink:href="https://openreview.net/forum?id=M32Ldpp4Oy&amp;referrer=%5Bthe%20profile%20of%20Katia%20P.%20Sycara%5D(%2Fprofile%3Fid%3D~Katia_P._Sycara1)#:~:text=Abstract%3A%20Recent%20years%20have%20witnessed,semantic%20and%20spatial%20concepts%2C%20such" text:style-name="Internet_20_link" text:visited-style-name="Visited_20_Internet_20_Link">LogiCity: Advancing Neuro-Symbolic AI with Abstract Urban Simulation | OpenReview</text:a>) (<text:a xlink:type="simple" xlink:href="https://openreview.net/forum?id=M32Ldpp4Oy&amp;referrer=%5Bthe%20profile%20of%20Katia%20P.%20Sycara%5D(%2Fprofile%3Fid%3D~Katia_P._Sycara1)#:~:text=gaps%2C%20we%20introduce%20LogiCity%2C%20the,configurable%20abstractions%2C%20enabling%20customizable%20simulation" text:style-name="Internet_20_link" text:visited-style-name="Visited_20_Internet_20_Link">LogiCity: Advancing Neuro-Symbolic AI with Abstract Urban Simulation | OpenReview</text:a>). By incorporating logic, the agents’ behavior can be constrained to valid patterns and generalize to new configurations of the world (since the rules are abstract). Neural networks are still used for perception and low-level decisions, but symbolic rules handle aspects of <text:span text:style-name="Strong_20_Emphasis">common-sense and consistency</text:span> that are hard to learn from scratch. In a similar spirit, some cognitive architectures (like Soar or ACT-R in earlier decades) are seeing revivals in combination with neural nets – e.g., a neural module could propose actions, but a symbolic layer verifies they don’t violate long-term goals or known facts. <text:span text:style-name="Strong_20_Emphasis">Emotion and personality modeling</text:span> is also being revisited: recent generative agent frameworks propose explicit variables for an agent’s <text:span text:style-name="Emphasis">emotional state</text:span> or <text:span text:style-name="Emphasis">needs</text:span>, which influence the LLM’s behavior generation (<text:a xlink:type="simple" xlink:href="https://arxiv.org/html/2502.08691v1#:~:text=Model ,In%20particular%2C%20the%20profile%20includes" text:style-name="Internet_20_link" text:visited-style-name="Visited_20_Internet_20_Link">AgentSociety: Large-Scale Simulation of LLM-Driven Generative Agents Advances Understanding of Human Behaviors and Society</text:a>) (<text:a xlink:type="simple" xlink:href="https://arxiv.org/html/2502.08691v1#:~:text=profile%2C%20typically%20regarded%20as%20relatively,In%20particular%2C%20the%20profile%20includes" text:style-name="Internet_20_link" text:visited-style-name="Visited_20_Internet_20_Link">AgentSociety: Large-Scale Simulation of LLM-Driven Generative Agents Advances Understanding of Human Behaviors and Society</text:a>). For instance, AgentSociety defines each agent’s profile (stable traits) and dynamic status (moods, etc.), and uses a set of rules to update these based on events (<text:a xlink:type="simple" xlink:href="https://arxiv.org/html/2502.08691v1#:~:text=Model ,In%20particular%2C%20the%20profile%20includes" text:style-name="Internet_20_link" text:visited-style-name="Visited_20_Internet_20_Link">AgentSociety: Large-Scale Simulation of LLM-Driven Generative Agents Advances Understanding of Human Behaviors and Society</text:a>) (<text:a xlink:type="simple" xlink:href="https://arxiv.org/html/2502.08691v1#:~:text=profile%2C%20typically%20regarded%20as%20relatively,In%20particular%2C%20the%20profile%20includes" text:style-name="Internet_20_link" text:visited-style-name="Visited_20_Internet_20_Link">AgentSociety: Large-Scale Simulation of LLM-Driven Generative Agents Advances Understanding of Human Behaviors and Society</text:a>). This is a step toward agents that not only <text:span text:style-name="Emphasis">appear</text:span> human-like in their actions, but also have internal state models akin to human psychology driving those actions (which could improve consistency and plausibility).</text:p>
        </text:list-item>
      </text:list>
      <text:p text:style-name="Text_20_body">Overall, hybrid approaches aim to harness the complementary strengths of different AI paradigms. <text:span text:style-name="Strong_20_Emphasis">Neural (learning-based) components</text:span> contribute adaptability, pattern recognition, and the ability to absorb massive data (for language or low-level motor skills). <text:span text:style-name="Strong_20_Emphasis">Symbolic components or explicit structures</text:span> contribute stability, interpretability, and adherence to constraints (logical consistency, factual memory, or ethical bounds). The right blend can produce agents that plan, reason, and converse <text:soft-page-break/>more like humans than either alone. However, designing these systems is non-trivial – it raises questions of how to interface neural and symbolic parts (e.g. translating an LLM’s free-form thoughts into logical assertions, or vice versa).</text:p>
      <text:h text:style-name="Heading_20_2" text:outline-level="2">Key Challenges</text:h>
      <text:p text:style-name="Text_20_body">Despite impressive progress, generative agents face significant <text:span text:style-name="Strong_20_Emphasis">challenges and open problems</text:span>:</text:p>
      <text:list text:style-name="L2">
        <text:list-item>
          <text:p text:style-name="P2"><text:span text:style-name="Strong_20_Emphasis">Generalization and Robustness:</text:span> A core challenge is ensuring agents behave appropriately in <text:span text:style-name="Emphasis">unseen situations or environments</text:span>. RL policies can overfit to training environments or partner behaviors, failing when conditions shift. LLM-based agents might falter if the context goes beyond their knowledge cutoff or if adversarial prompts exploit them. Generalization is especially tested in multi-agent settings – e.g., an agent trained to cooperate with certain agent types may miscoordinate with a novel agent (or human). Works like GAMMA address this by modeling diverse behaviors (<text:a xlink:type="simple" xlink:href="https://neurips.cc/virtual/2024/poster/93229#:~:text=Training%20agents%20that%20can%20coordinate,can" text:style-name="Internet_20_link" text:visited-style-name="Visited_20_Internet_20_Link">NeurIPS Poster Learning to Cooperate with Humans using Generative Agents</text:a>) (<text:a xlink:type="simple" xlink:href="https://neurips.cc/virtual/2024/poster/93229#:~:text=effectively%20address%20this%20issue,consistently%20improves%20performance%2C%20whether%20the" text:style-name="Internet_20_link" text:visited-style-name="Visited_20_Internet_20_Link">NeurIPS Poster Learning to Cooperate with Humans using Generative Agents</text:a>), but broadly, developing agents with <text:span text:style-name="Strong_20_Emphasis">adaptive social intelligence</text:span> remains unsolved. Robustness also concerns error recovery: if an agent makes a mistake or faces ambiguity, can it adapt (perhaps by asking for clarification, as a human would)? Current agents may lack the meta-cognitive strategies to detect and correct their own errors consistently (though Reflexion-like methods are a start).</text:p>
        </text:list-item>
        <text:list-item>
          <text:p text:style-name="P2"><text:span text:style-name="Strong_20_Emphasis">Long-Term Consistency and Memory:</text:span> Simulating human behavior over extended periods (days, weeks of in-game time) introduces memory management issues. Agents need to remember important details about others and the world, without getting bogged down by irrelevant data. Human memory is selective and dynamic; replicating this is hard. Generative agents like those of Park et al. showed believable 2-day interactions (<text:a xlink:type="simple" xlink:href="https://ar5iv.org/pdf/2304.03442#:~:text=this%20section%2C%20we%20describe%20the,full%20game%20days%20in%20Smallville" text:style-name="Internet_20_link" text:visited-style-name="Visited_20_Internet_20_Link">[2304.03442] Generative Agents: Interactive Simulacra of Human Behavior</text:a>) (<text:a xlink:type="simple" xlink:href="https://ar5iv.org/pdf/2304.03442#:~:text=" text:style-name="Internet_20_link" text:visited-style-name="Visited_20_Internet_20_Link">[2304.03442] Generative Agents: Interactive Simulacra of Human Behavior</text:a>), but as the simulation continues, keeping facts straight (and avoiding contradictions or forgetting crucial events) becomes harder. There is a risk of <text:span text:style-name="Strong_20_Emphasis">memory saturation</text:span> – e.g., an LLM context window limit might be hit, or retrieval might fail if too many memories accumulate. Research is ongoing on <text:span text:style-name="Strong_20_Emphasis">memory pruning, summarization, and hierarchical memory</text:span> (like an episodic-semantic split) to help agents scale to longer timelines.</text:p>
        </text:list-item>
        <text:list-item>
          <text:p text:style-name="P2"><text:span text:style-name="Strong_20_Emphasis">Adaptability:</text:span> Related to generalization, adaptability means an agent can <text:span text:style-name="Strong_20_Emphasis">adjust to new objectives or roles</text:span> on the fly. Humans can swap contexts and still retain their core personality and knowledge; agents struggle with this. For instance, if a generative agent designed as a shopkeeper suddenly needs to handle a crisis (say, a fire breaks out in the simulation), can it adapt its behavior reasonably? This might require integrating planning algorithms that can handle novel goals and an LLM that can be guided by new instructions (perhaps via prompt updates or fine-tuning). Few frameworks currently allow <text:span text:style-name="Emphasis">on-line learning</text:span> or real-time adaptation; most agents are fixed once trained (aside from updating their memory). Achieving <text:soft-page-break/><text:span text:style-name="Strong_20_Emphasis">lifelong learning</text:span> in simulacra – where agents learn from each interaction and become more refined over time without losing past knowledge – is an open challenge.</text:p>
        </text:list-item>
        <text:list-item>
          <text:p text:style-name="P2"><text:span text:style-name="Strong_20_Emphasis">Evaluation and Alignment:</text:span> Measuring “human-like” behavior is inherently difficult. Researchers use proxies like Turing-Test style evaluations, or ask human judges to rate plausibility, or measure specific outcomes (did the party get planned? did the agent coordinate with a human?). But a more systematic <text:span text:style-name="Strong_20_Emphasis">benchmarking of generative agents</text:span> is needed (<text:a xlink:type="simple" xlink:href="https://arxiv.org/html/2412.17481v1#:~:text=previous%20reviews%20of%20multi,Figure%201" text:style-name="Internet_20_link" text:visited-style-name="Visited_20_Internet_20_Link">A Survey on Multi-Generative Agent System: Recent Advances and New Frontiers</text:a>). Some recent surveys propose evaluation frameworks for social simulacra, including metrics for information diffusion, relationship formation, and cooperation success (<text:a xlink:type="simple" xlink:href="https://ar5iv.org/pdf/2304.03442#:~:text=To%20examine%20emergent%20behaviors%20in,relationship%20formation%2C%20and%20agent%20coordination" text:style-name="Internet_20_link" text:visited-style-name="Visited_20_Internet_20_Link">[2304.03442] Generative Agents: Interactive Simulacra of Human Behavior</text:a>) (<text:a xlink:type="simple" xlink:href="https://ar5iv.org/pdf/2304.03442#:~:text=pieces%20of%20information%20over%20two,who%20is%20running%20for%20mayor%3F”" text:style-name="Internet_20_link" text:visited-style-name="Visited_20_Internet_20_Link">[2304.03442] Generative Agents: Interactive Simulacra of Human Behavior</text:a>). Ensuring <text:span text:style-name="Emphasis">alignment</text:span> with human values is another facet: generative agents should not produce harmful or unethical behavior, especially if they simulate humans. There’s concern about agents learning to deceive (CICERO had to balance persuasion with honesty, and the team had to filter toxic messages (<text:a xlink:type="simple" xlink:href="https://www.infoq.com/news/2022/12/meta-diplomacy-cicero/#:~:text=,AI%20interaction" text:style-name="Internet_20_link" text:visited-style-name="Visited_20_Internet_20_Link">Meta's CICERO AI Wins Online Diplomacy Tournament - InfoQ</text:a>)). If used in user-facing applications (games, education, etc.), these agents must uphold ethical standards and not reinforce biases. <text:span text:style-name="Strong_20_Emphasis">Ethical behavior</text:span> for an AI agent is tricky to define – e.g., should an agent ever lie because its role demands it (as human characters might)? Ongoing work in <text:span text:style-name="Strong_20_Emphasis">AI safety for autonomous agents</text:span> is exploring how to imbue agents with ethical constraints or value alignment, possibly by combining top-down rules with bottom-up learning.</text:p>
        </text:list-item>
        <text:list-item>
          <text:p text:style-name="P2"><text:span text:style-name="Strong_20_Emphasis">Computational Constraints:</text:span> Building and running advanced generative agents is computationally intensive. Large LLMs incur significant memory and inference costs, especially if many agents run in parallel. Projects like AgentSociety (10k agents) rely on massive compute clusters or smaller distilled models to be feasible (<text:a xlink:type="simple" xlink:href="https://arxiv.org/html/2502.08691v1#:~:text=simulacra%20of%20society,external%20shocks%20such%20as%20hurricanes" text:style-name="Internet_20_link" text:visited-style-name="Visited_20_Internet_20_Link">AgentSociety: Large-Scale Simulation of LLM-Driven Generative Agents Advances Understanding of Human Behaviors and Society</text:a>) (<text:a xlink:type="simple" xlink:href="https://arxiv.org/html/2502.08691v1#:~:text=million%20interactions%20both%20among%20agents,world" text:style-name="Internet_20_link" text:visited-style-name="Visited_20_Internet_20_Link">AgentSociety: Large-Scale Simulation of LLM-Driven Generative Agents Advances Understanding of Human Behaviors and Society</text:a>). There is a trade-off between fidelity of simulation and scalability. Techniques like model compression, clever caching of responses, or using smaller specialized models for certain agent functions (e.g., using a lightweight model for routine actions and reserving the big LLM for complex dialogues) are being considered. Furthermore, training multi-agent RL models with human-level complexity can also be expensive (AlphaStar’s training was extremely resource-heavy). Efficient algorithms and maybe <text:span text:style-name="Emphasis">neurosymbolic shortcuts</text:span> (where some knowledge is built-in rather than learned from scratch) could mitigate this. Researchers are also interested in <text:span text:style-name="Strong_20_Emphasis">modular agent design</text:span> – can we reuse one model across many agents (with different “persona” embeddings) rather than separate models per agent? That would greatly cut down resource needs.</text:p>
        </text:list-item>
      </text:list>
      <text:h text:style-name="Heading_20_2" text:outline-level="2">Emerging Trends and Future Directions</text:h>
      <text:p text:style-name="Text_20_body">The intersection of generative AI and interactive agents is evolving rapidly. Some emerging trends and promising research directions include:</text:p>
      <text:list text:style-name="L3">
        <text:list-item>
          <text:p text:style-name="P3"><text:soft-page-break/><text:span text:style-name="Strong_20_Emphasis">Multimodal Generative Agents:</text:span> So far, many LLM-based agents operate in text-based environments. A next step is giving agents more senses – vision, speech, perhaps physical actuation. We are beginning to see multimodal agents, e.g. an agent in a 3D game that can <text:span text:style-name="Strong_20_Emphasis">see</text:span> the scene (via computer vision) and converse about it. <text:span text:style-name="Emphasis">Embodied</text:span> agents that control robots or game avatars using LLMs (like Google’s SayCan or PaLM-E which integrate vision and language for robot tasks) hint at possibilities where agents can simulate not just talk and text actions, but also real physical behaviors. This could enable <text:span text:style-name="Strong_20_Emphasis">virtual humans in VR/AR</text:span> settings that look and act more realistically, or robots that behave in socially appropriate ways in real environments. Challenges here involve grounding language in noisy sensory data and ensuring real-time performance.</text:p>
        </text:list-item>
        <text:list-item>
          <text:p text:style-name="P3"><text:span text:style-name="Strong_20_Emphasis">Social Simulation for Research:</text:span> Generative agents are not just for games or assistants – they are becoming tools for <text:span text:style-name="Emphasis">social science</text:span>. As AgentSociety demonstrated, we can use agent populations to model phenomena like <text:span text:style-name="Strong_20_Emphasis">information diffusion, political opinion dynamics, or economic behavior</text:span> under controlled conditions (<text:a xlink:type="simple" xlink:href="https://arxiv.org/html/2502.08691v1#:~:text=million%20interactions%20both%20among%20agents,world" text:style-name="Internet_20_link" text:visited-style-name="Visited_20_Internet_20_Link">AgentSociety: Large-Scale Simulation of LLM-Driven Generative Agents Advances Understanding of Human Behaviors and Society</text:a>) (<text:a xlink:type="simple" xlink:href="https://arxiv.org/html/2502.08691v1#:~:text=basic%20income%20policies%2C%20and%20the,for%20social%20scientists%20and%20policymakers" text:style-name="Internet_20_link" text:visited-style-name="Visited_20_Internet_20_Link">AgentSociety: Large-Scale Simulation of LLM-Driven Generative Agents Advances Understanding of Human Behaviors and Society</text:a>). This opens a new paradigm for <text:span text:style-name="Strong_20_Emphasis">computational social science</text:span>: instead of (or alongside) human subject experiments, researchers can run reproducible simulations with AI agents to test theories or policies. A trend is emerging to build <text:span text:style-name="Strong_20_Emphasis">sandbox worlds for ethics and societal experiments</text:span> – for example, to study the emergence of cooperation vs. conflict among agents, or to simulate scenarios like pandemic response with agents behaving like citizens. Of course, validating that these simulacra faithfully reflect human behavior is crucial (so this may complement, not replace, human data). But if validated, they could accelerate understanding of complex social systems.</text:p>
        </text:list-item>
        <text:list-item>
          <text:p text:style-name="P3"><text:span text:style-name="Strong_20_Emphasis">Personalized and Adaptive NPCs:</text:span> In gaming and virtual environments, there is high interest in using generative agents to power next-gen NPCs (non-player characters) with dynamic, unscripted behavior. Companies are already experimenting with LLM-driven characters that can carry on open-ended conversation and adapt to player actions. We can expect frameworks that allow game developers to specify <text:span text:style-name="Strong_20_Emphasis">character profiles and high-level goals</text:span>, and the generative agent takes care of the rest (dialogue, pathfinding, social relations) in a believable manner. This could dramatically reduce content scripting needs and increase immersion. Research questions remain in controlling these agents – designers will need <text:span text:style-name="Strong_20_Emphasis">steering mechanisms</text:span> to align agent behavior with narrative needs (so they don’t go completely off-script in a story-driven game). Possibly a <text:span text:style-name="Strong_20_Emphasis">director agent</text:span> or adjustable parameters (for aggression, friendliness, etc.) will be used to keep generated behavior within desirable bounds.</text:p>
        </text:list-item>
        <text:list-item>
          <text:p text:style-name="P3"><text:span text:style-name="Strong_20_Emphasis">Continual Learning and Evolution:</text:span> Future generative agents may incorporate mechanisms to <text:span text:style-name="Strong_20_Emphasis">learn from each interaction</text:span> in a more human-like continuous way. This could involve online reinforcement learning (with safety constraints to avoid catastrophic behaviors while learning) or periodic fine-tuning of LLMs as new experiences accumulate. One can imagine a long-running agent in a virtual world that starts somewhat naive and over weeks of real time develops its personality and skills through interacting with others. This is related to the concept <text:soft-page-break/>of agents that can undergo <text:span text:style-name="Strong_20_Emphasis">“education” or training phases</text:span> analogous to human development. A challenge is ensuring stability – not forgetting earlier knowledge (catastrophic forgetting) and not deviating from an established persona even as new info is learned. Techniques from continual learning research (like elastic weight consolidation, or memory rehearsals) might be applied here.</text:p>
        </text:list-item>
        <text:list-item>
          <text:p text:style-name="P3"><text:span text:style-name="Strong_20_Emphasis">Unexplored cognitive angles:</text:span> There are aspects of human behavior barely touched in current simulacra. One is <text:span text:style-name="Strong_20_Emphasis">creativity</text:span> – agents that can not only follow learned patterns but produce novel ideas or art. Another is <text:span text:style-name="Strong_20_Emphasis">emotional depth</text:span> – agents that convincingly simulate emotions and even have synthetic affect that influences their decision-making (e.g., an agent under stress might behave differently). Integrating affective computing (emotion recognition and generation) could make simulacra more realistic for applications like therapy role-play or training. Additionally, incorporating <text:span text:style-name="Strong_20_Emphasis">theory-of-mind</text:span> explicitly – agents that form beliefs about what other agents (or the user) knows and wants – could improve coordination and communication. This is a staple of human social cognition and could reduce misunderstandings in agent interactions. Some initial steps in this direction exist (e.g., CICERO’s planning module inferring other players’ beliefs (<text:a xlink:type="simple" xlink:href="http://www.mit.edu/~gfarina/2022/cicero/#:~:text=Despite%20much%20progress%20in%20training,of%20an%20anonymous%20online%20Diplomacy" text:style-name="Internet_20_link" text:visited-style-name="Visited_20_Internet_20_Link">Gabriele Farina - Human-level play in the game of Diplomacy by combining language models with strategic reasoning</text:a>) (<text:a xlink:type="simple" xlink:href="https://www.infoq.com/news/2022/12/meta-diplomacy-cicero/#:~:text=handle%20dialogue%20between%20itself%20and,According%20to%20the%20Meta%20team" text:style-name="Internet_20_link" text:visited-style-name="Visited_20_Internet_20_Link">Meta's CICERO AI Wins Online Diplomacy Tournament - InfoQ</text:a>)), but a general solution for theory-of-mind in AI is an open research frontier.</text:p>
        </text:list-item>
        <text:list-item>
          <text:p text:style-name="P3"><text:span text:style-name="Strong_20_Emphasis">Frameworks, Datasets, and Benchmarks:</text:span> As this field grows, we see efforts to standardize and share resources. There are now survey papers categorizing LLM-based multi-agent systems (<text:a xlink:type="simple" xlink:href="https://arxiv.org/html/2402.01680v2#:~:text=Recently%2C%20based%20on%20the%20development,field%20of%20study%2C%20we%20also" text:style-name="Internet_20_link" text:visited-style-name="Visited_20_Internet_20_Link">Large Language Model based Multi-Agents: A Survey of Progress and Challenges</text:a>) (<text:a xlink:type="simple" xlink:href="https://arxiv.org/html/2402.01680v2#:~:text=Large%20Language%20Models%20,Timely%20survey%20papers%20systematically" text:style-name="Internet_20_link" text:visited-style-name="Visited_20_Internet_20_Link">Large Language Model based Multi-Agents: A Survey of Progress and Challenges</text:a>) and repositories tracking related work (<text:a xlink:type="simple" xlink:href="https://arxiv.org/html/2402.01680v2#:~:text=summarize%20the%20commonly%20used%20datasets,agent%20systems" text:style-name="Internet_20_link" text:visited-style-name="Visited_20_Internet_20_Link">Large Language Model based Multi-Agents: A Survey of Progress and Challenges</text:a>). Benchmarks like <text:span text:style-name="Strong_20_Emphasis">MAGIC</text:span> (a hypothetical Multi-Agent Generative Interaction Competition) might emerge, where different agent architectures are evaluated on common tasks – from collaborative games to social scenario simulations. Datasets of multi-agent interactions (e.g. conversation transcripts, strategic game logs, teamwork simulations) will be valuable for training and evaluating models. The community is moving toward more <text:span text:style-name="Strong_20_Emphasis">quantitative evaluation metrics</text:span> for complex behaviors – for instance, measuring the social network properties of agent communities (did they form clusters of friendships? does the network degree distribution look like a human social network?), or measuring economic indicators in a simulated economy run by agents. These kinds of metrics can indicate how “human-like” the macro behavior is, beyond just micro-level Turing tests.</text:p>
        </text:list-item>
      </text:list>
      <text:p text:style-name="Text_20_body">In conclusion, generative agents at the intersection of deep learning, simulation, and cognitive modeling represent a rapidly advancing frontier. The <text:span text:style-name="Emphasis">state of the art</text:span> has progressed from basic scripted NPCs to agents that negotiate treaties, organize parties, and cooperate (or compete) with both humans and other agents in complex worlds. Each approach – from pure RL to LLM-based dialogue agents to hybrids – contributes pieces of the puzzle, and the most promising systems leverage multiple techniques. There remain substantial challenges in making these agents truly general, reliable, and ethically aligned. Yet, the progress so far suggests that creating <text:span text:style-name="Strong_20_Emphasis">interactive simulacra of human </text:span><text:soft-page-break/><text:span text:style-name="Strong_20_Emphasis">behavior</text:span> is increasingly within reach, with broad implications for entertainment, education, research, and our understanding of intelligence itself.</text:p>
      <text:p text:style-name="Text_20_body"><text:span text:style-name="Strong_20_Emphasis">Table 1.</text:span> Comparison of representative generative agent frameworks and approach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Framework / Work</text:span></text:p>
            </table:table-cell>
            <table:table-cell table:style-name="Table1.A1" office:value-type="string">
              <text:p text:style-name="Table_20_Heading"><text:span text:style-name="Strong_20_Emphasis">Approach &amp; Key Techniques</text:span></text:p>
            </table:table-cell>
            <table:table-cell table:style-name="Table1.A1" office:value-type="string">
              <text:p text:style-name="Table_20_Heading"><text:span text:style-name="Strong_20_Emphasis">Domain / Scenario</text:span></text:p>
            </table:table-cell>
            <table:table-cell table:style-name="Table1.A1" office:value-type="string">
              <text:p text:style-name="Table_20_Heading"><text:span text:style-name="Strong_20_Emphasis">Notable Results / Behaviors</text:span></text:p>
            </table:table-cell>
          </table:table-row>
        </table:table-header-rows>
        <table:table-row>
          <table:table-cell table:style-name="Table1.A1" office:value-type="string">
            <text:p text:style-name="Table_20_Contents"><text:span text:style-name="Strong_20_Emphasis">Park et al. (2023) – “Generative Agents”</text:span> (<text:a xlink:type="simple" xlink:href="https://ar5iv.org/pdf/2304.03442#:~:text=reflections%2C%20and%20retrieve%20them%20dynamically,We%20demonstrate" text:style-name="Internet_20_link" text:visited-style-name="Visited_20_Internet_20_Link">[2304.03442] Generative Agents: Interactive Simulacra of Human Behavior</text:a>) (<text:a xlink:type="simple" xlink:href="https://ar5iv.org/pdf/2304.03442#:~:text=believable%20individual%20and%20emergent%20social,and%20interaction%20patterns%20for%20enabling" text:style-name="Internet_20_link" text:visited-style-name="Visited_20_Internet_20_Link">[2304.03442] Generative Agents: Interactive Simulacra of Human Behavior</text:a>)</text:p>
          </table:table-cell>
          <table:table-cell table:style-name="Table1.A1" office:value-type="string">
            <text:p text:style-name="Table_20_Contents">LLM-based agent with memory stream, reflection &amp; planning modules (extends GPT-3.5 with long-term memory).</text:p>
          </table:table-cell>
          <table:table-cell table:style-name="Table1.A1" office:value-type="string">
            <text:p text:style-name="Table_20_Contents">Sandbox <text:span text:style-name="Strong_20_Emphasis">simulated town</text:span> (“Smallville”) with 25 agents interacting (The Sims-like).</text:p>
          </table:table-cell>
          <table:table-cell table:style-name="Table1.A1" office:value-type="string">
            <text:p text:style-name="Table_20_Contents">Agents exhibit <text:span text:style-name="Emphasis">believable daily routines</text:span> (e.g. waking, working) and <text:span text:style-name="Strong_20_Emphasis">emergent social behavior</text:span> (spreading gossip, organizing a party) without scripts (<text:a xlink:type="simple" xlink:href="https://ar5iv.org/pdf/2304.03442#:~:text=believable%20individual%20and%20emergent%20social,and%20interaction%20patterns%20for%20enabling" text:style-name="Internet_20_link" text:visited-style-name="Visited_20_Internet_20_Link">[2304.03442] Generative Agents: Interactive Simulacra of Human Behavior</text:a>). Components (observation, planning, reflection) each improve realism (<text:a xlink:type="simple" xlink:href="https://portkey.ai/blog/generative-agents-interactive-simulacra-of-human-behavior-summary/#:~:text=,and%20handle%20cascading%20social%20dynamics" text:style-name="Internet_20_link" text:visited-style-name="Visited_20_Internet_20_Link">Generative Agents: Interactive Simulacra of Human Behavior - Summary</text:a>).</text:p>
          </table:table-cell>
        </table:table-row>
        <table:table-row>
          <table:table-cell table:style-name="Table1.A1" office:value-type="string">
            <text:p text:style-name="Table_20_Contents"><text:span text:style-name="Strong_20_Emphasis">Meta CICERO (2022)</text:span> (<text:a xlink:type="simple" xlink:href="https://www.infoq.com/news/2022/12/meta-diplomacy-cicero/#:~:text=To%20be%20successful%2C%20therefore%2C%20an,take%20after%20reading%20that%20message" text:style-name="Internet_20_link" text:visited-style-name="Visited_20_Internet_20_Link">Meta's CICERO AI Wins Online Diplomacy Tournament - InfoQ</text:a>) (<text:a xlink:type="simple" xlink:href="http://www.mit.edu/~gfarina/2022/cicero/#:~:text=interactive%20environments%20remains%20a%20major,score%20of%20the%20human%20players" text:style-name="Internet_20_link" text:visited-style-name="Visited_20_Internet_20_Link">Gabriele Farina - Human-level play in the game of Diplomacy by combining language models with strategic reasoning</text:a>)</text:p>
          </table:table-cell>
          <table:table-cell table:style-name="Table1.A1" office:value-type="string">
            <text:p text:style-name="Table_20_Contents"><text:span text:style-name="Strong_20_Emphasis">Hybrid</text:span>: Strategic planning via RL + <text:span text:style-name="Strong_20_Emphasis">fine-tuned LLM</text:span> for natural language negotiation. Uses intent-based dialogue generation.</text:p>
          </table:table-cell>
          <table:table-cell table:style-name="Table1.A1" office:value-type="string">
            <text:p text:style-name="Table_20_Contents"><text:span text:style-name="Strong_20_Emphasis">Diplomacy</text:span> board game (7-player negotiation and alliance formation).</text:p>
          </table:table-cell>
          <table:table-cell table:style-name="Table1.A1" office:value-type="string">
            <text:p text:style-name="Table_20_Contents">First AI to achieve <text:span text:style-name="Strong_20_Emphasis">human-level performance</text:span> in Diplomacy (<text:a xlink:type="simple" xlink:href="http://www.mit.edu/~gfarina/2022/cicero/#:~:text=interactive%20environments%20remains%20a%20major,score%20of%20the%20human%20players" text:style-name="Internet_20_link" text:visited-style-name="Visited_20_Internet_20_Link">Gabriele Farina - Human-level play in the game of Diplomacy by combining language models with strategic reasoning</text:a>). Reached top 10% of human league, effectively persuaded/coalition-built with fluent, context-aware dialogue. Language model was fine-tuned on 13M human messages for realism (<text:a xlink:type="simple" xlink:href="https://www.infoq.com/news/2022/12/meta-diplomacy-cicero/#:~:text=To%20be%20successful%2C%20therefore%2C%20an,take%20after%20reading%20that%20message" text:style-name="Internet_20_link" text:visited-style-name="Visited_20_Internet_20_Link">Meta's CICERO AI Wins Online Diplomacy Tournament - InfoQ</text:a>).</text:p>
          </table:table-cell>
        </table:table-row>
        <table:table-row>
          <table:table-cell table:style-name="Table1.A1" office:value-type="string">
            <text:p text:style-name="Table_20_Contents"><text:span text:style-name="Strong_20_Emphasis">Liang et al. (2024) – GAMMA</text:span> (<text:a xlink:type="simple" xlink:href="https://neurips.cc/virtual/2024/poster/93229#:~:text=Training%20agents%20that%20can%20coordinate,can" text:style-name="Internet_20_link" text:visited-style-name="Visited_20_Internet_20_Link">NeurIPS Poster Learning to Cooperate with Humans using Generative Agents</text:a>) (<text:a xlink:type="simple" xlink:href="https://neurips.cc/virtual/2024/poster/93229#:~:text=trained%20from%20any%20,the%20generative%20model%20that%20is" text:style-name="Internet_20_link" text:visited-style-name="Visited_20_Internet_20_Link">NeurIPS Poster Learning to Cooperate with Humans using Generative Agents</text:a>)</text:p>
          </table:table-cell>
          <table:table-cell table:style-name="Table1.A1" office:value-type="string">
            <text:p text:style-name="Table_20_Contents"><text:span text:style-name="Strong_20_Emphasis">Reinforcement learning</text:span> with generative modeling of human partners. Learned a latent <text:span text:style-name="Emphasis">behavior space</text:span> to sample diverse partner styles for training.</text:p>
          </table:table-cell>
          <table:table-cell table:style-name="Table1.A1" office:value-type="string">
            <text:p text:style-name="Table_20_Contents"><text:span text:style-name="Strong_20_Emphasis">Overcooked</text:span> cooperative game (two-player real-time collaboration).</text:p>
          </table:table-cell>
          <table:table-cell table:style-name="Table1.A1" office:value-type="string">
            <text:p text:style-name="Table_20_Contents">Agent achieved significantly <text:span text:style-name="Strong_20_Emphasis">better zero-shot coordination with real humans</text:span> (<text:a xlink:type="simple" xlink:href="https://neurips.cc/virtual/2024/poster/93229#:~:text=trained%20from%20any%20,the%20generative%20model%20that%20is" text:style-name="Internet_20_link" text:visited-style-name="Visited_20_Internet_20_Link">NeurIPS Poster Learning to Cooperate with Humans using Generative Agents</text:a>). The generative human model produced diverse behaviors (covering different human strategies), improving the RL agent’s adaptability to new partners (<text:a xlink:type="simple" xlink:href="https://neurips.cc/virtual/2024/poster/93229#:~:text=Training%20agents%20that%20can%20coordinate,can" text:style-name="Internet_20_link" text:visited-style-name="Visited_20_Internet_20_Link">NeurIPS Poster Learning to Cooperate with Humans using Generative <text:soft-page-break/>Agents</text:a>) (<text:a xlink:type="simple" xlink:href="https://neurips.cc/virtual/2024/poster/93229#:~:text=effectively%20address%20this%20issue,consistently%20improves%20performance%2C%20whether%20the" text:style-name="Internet_20_link" text:visited-style-name="Visited_20_Internet_20_Link">NeurIPS Poster Learning to Cooperate with Humans using Generative Agents</text:a>).</text:p>
          </table:table-cell>
        </table:table-row>
        <table:table-row>
          <table:table-cell table:style-name="Table1.A1" office:value-type="string">
            <text:p text:style-name="Table_20_Contents"><text:span text:style-name="Strong_20_Emphasis">Urbanek et al. (2019) – LIGHT</text:span> (<text:a xlink:type="simple" xlink:href="https://aclanthology.org/D19-1062/#:~:text=We%20introduce%20a%20large,and%20their" text:style-name="Internet_20_link" text:visited-style-name="Visited_20_Internet_20_Link">Learning to Speak and Act in a Fantasy Text Adventure Game - ACL Anthology</text:a>) (<text:a xlink:type="simple" xlink:href="https://aclanthology.org/D19-1062/#:~:text=previous%20actions,can%20talk%20and%20act%20successfully" text:style-name="Internet_20_link" text:visited-style-name="Visited_20_Internet_20_Link">Learning to Speak and Act in a Fantasy Text Adventure Game - ACL Anthology</text:a>)</text:p>
          </table:table-cell>
          <table:table-cell table:style-name="Table1.A1" office:value-type="string">
            <text:p text:style-name="Table_20_Contents"><text:span text:style-name="Strong_20_Emphasis">Supervised learning</text:span> (sequence-to-sequence models) for dialogue &amp; action, with grounding in world state. Crowdsourced dataset of fantasy role-play.</text:p>
          </table:table-cell>
          <table:table-cell table:style-name="Table1.A1" office:value-type="string">
            <text:p text:style-name="Table_20_Contents">Text-based <text:span text:style-name="Strong_20_Emphasis">multiplayer adventure</text:span> (characters in a fantasy world, can talk/emote/act).</text:p>
          </table:table-cell>
          <table:table-cell table:style-name="Table1.A1" office:value-type="string">
            <text:p text:style-name="Table_20_Contents">Agents can <text:span text:style-name="Strong_20_Emphasis">perceive and discuss</text:span> their environment context. Grounding dialogue on locations, objects, and character actions led to more coherent and human-like conversations (<text:a xlink:type="simple" xlink:href="https://aclanthology.org/D19-1062/#:~:text=the,can%20talk%20and%20act%20successfully" text:style-name="Internet_20_link" text:visited-style-name="Visited_20_Internet_20_Link">Learning to Speak and Act in a Fantasy Text Adventure Game - ACL Anthology</text:a>). Demonstrated combined <text:span text:style-name="Strong_20_Emphasis">action + dialogue</text:span> generation in a shared world.</text:p>
          </table:table-cell>
        </table:table-row>
        <table:table-row>
          <table:table-cell table:style-name="Table1.A1" office:value-type="string">
            <text:p text:style-name="Table_20_Contents"><text:span text:style-name="Strong_20_Emphasis">OpenAI Hide-&amp;-Seek (2019)</text:span> (<text:a xlink:type="simple" xlink:href="https://techxplore.com/news/2019-09-ai-agents-behavior-game.html#:~:text=Through%20hide,boxes%20before%20building%20their%20fort" text:style-name="Internet_20_link" text:visited-style-name="Visited_20_Internet_20_Link">AI: Agents show surprising behavior in hide and seek game</text:a>)</text:p>
          </table:table-cell>
          <table:table-cell table:style-name="Table1.A1" office:value-type="string">
            <text:p text:style-name="Table_20_Contents"><text:span text:style-name="Strong_20_Emphasis">Multi-agent deep RL</text:span> (self-play) with emergent tool use. No language, only physical actions.</text:p>
          </table:table-cell>
          <table:table-cell table:style-name="Table1.A1" office:value-type="string">
            <text:p text:style-name="Table_20_Contents">3D <text:span text:style-name="Strong_20_Emphasis">physics playground</text:span> with movable boxes, ramps; two teams (hiders vs. seekers).</text:p>
          </table:table-cell>
          <table:table-cell table:style-name="Table1.A1" office:value-type="string">
            <text:p text:style-name="Table_20_Contents">Discovered a sequence of <text:span text:style-name="Strong_20_Emphasis">6 emergent strategies</text:span> (e.g. box forts, ramp surfing) showcasing creative tool use and counterplay (<text:a xlink:type="simple" xlink:href="https://techxplore.com/news/2019-09-ai-agents-behavior-game.html#:~:text=Through%20hide,boxes%20before%20building%20their%20fort" text:style-name="Internet_20_link" text:visited-style-name="Visited_20_Internet_20_Link">AI: Agents show surprising behavior in hide and seek game</text:a>). Behaviors were not pre-programmed – emerged from reward incentives, illustrating <text:span text:style-name="Emphasis">open-ended skill evolution</text:span>.</text:p>
          </table:table-cell>
        </table:table-row>
        <table:table-row>
          <table:table-cell table:style-name="Table1.A1" office:value-type="string">
            <text:p text:style-name="Table_20_Contents"><text:span text:style-name="Strong_20_Emphasis">AgentSociety (2025)</text:span> (<text:a xlink:type="simple" xlink:href="https://arxiv.org/html/2502.08691v1#:~:text=simulacra%20of%20society,external%20shocks%20such%20as%20hurricanes" text:style-name="Internet_20_link" text:visited-style-name="Visited_20_Internet_20_Link">AgentSociety: Large-Scale Simulation of LLM-Driven Generative Agents Advances Understanding of Human Behaviors and Society</text:a>) (<text:a xlink:type="simple" xlink:href="https://arxiv.org/html/2502.08691v1#:~:text=basic%20income%20policies%2C%20and%20the,for%20social%20scientists%20and%20policymakers" text:style-name="Internet_20_link" text:visited-style-name="Visited_20_Internet_20_Link">AgentSociety: Large-Scale Simulation of LLM-Driven Generative Agents Advances Understanding of Human Behaviors and Society</text:a>)</text:p>
          </table:table-cell>
          <table:table-cell table:style-name="Table1.A1" office:value-type="string">
            <text:p text:style-name="Table_20_Contents"><text:span text:style-name="Strong_20_Emphasis">Large-scale LLM-based agents</text:span> + simulation engine. Agents have profiles (traits) and simulate social, mobility, economic behaviors; uses a memory stream and periodic “surveys.”</text:p>
          </table:table-cell>
          <table:table-cell table:style-name="Table1.A1" office:value-type="string">
            <text:p text:style-name="Table_20_Contents"><text:span text:style-name="Strong_20_Emphasis">Virtual society</text:span> with 10k agents (city environment, social network, economy).</text:p>
          </table:table-cell>
          <table:table-cell table:style-name="Table1.A1" office:value-type="string">
            <text:p text:style-name="Table_20_Contents">Demonstrated macro-scale social phenomena: e.g. <text:span text:style-name="Strong_20_Emphasis">information diffusion and polarization</text:span> that matched known real-world patterns (<text:a xlink:type="simple" xlink:href="https://arxiv.org/html/2502.08691v1#:~:text=million%20interactions%20both%20among%20agents,world" text:style-name="Internet_20_link" text:visited-style-name="Visited_20_Internet_20_Link">AgentSociety: Large-Scale Simulation of LLM-Driven Generative Agents Advances Understanding of Human Behaviors and Society</text:a>) (<text:a xlink:type="simple" xlink:href="https://arxiv.org/html/2502.08691v1#:~:text=basic%20income%20policies%2C%20and%20the,for%20social%20scientists%20and%20policymakers" text:style-name="Internet_20_link" text:visited-style-name="Visited_20_Internet_20_Link">AgentSociety: Large-Scale Simulation of LLM-Driven Generative Agents Advances Understanding of Human Behaviors and Society</text:a>). Used as a testbed for policy experiments (UBI, disaster response), showing potential for computational social science.</text:p>
          </table:table-cell>
        </table:table-row>
      </table:table>
      <text:p text:style-name="Text_20_body"><text:soft-page-break/><text:span text:style-name="Strong_20_Emphasis">References:</text:span> (Selected major works are cited inline in text, with reference markers like 【4】 for Park et al. 2023. For brevity, full bibliographic details are omitted here, but they correspond to the citations provided throughout the surve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7T16:30:51.090777787</meta:creation-date>
    <dc:date>2025-03-07T18:09:04.390268516</dc:date>
    <meta:editing-duration>PT1H27M58S</meta:editing-duration>
    <meta:editing-cycles>1</meta:editing-cycles>
    <meta:document-statistic meta:table-count="1" meta:image-count="0" meta:object-count="0" meta:page-count="13" meta:paragraph-count="67" meta:word-count="5720" meta:character-count="40876" meta:non-whitespace-character-count="35204"/>
    <meta:generator>LibreOffice/24.2.7.2$Linux_X86_64 LibreOffice_project/420$Build-2</meta:generator>
  </office:meta>
</office:document-meta>
</file>